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Обычный" style:master-page-name="MP0" style:family="paragraph">
      <style:paragraph-properties fo:break-before="page" fo:margin-bottom="0.0138in"/>
      <style:text-properties style:font-name="Times New Roman" style:font-name-complex="Times New Roman" fo:font-size="10pt" style:font-size-asian="10pt" style:font-size-complex="10pt"/>
    </style:style>
    <style:style style:name="P2" style:parent-style-name="Обычный" style:family="paragraph">
      <style:paragraph-properties fo:margin-bottom="0.0138in"/>
    </style:style>
    <style:style style:name="T3" style:parent-style-name="Основнойшрифтабзаца" style:family="text">
      <style:text-properties style:font-name="Times New Roman" style:font-name-complex="Times New Roman" fo:font-weight="bold" style:font-weight-asian="bold" fo:font-size="10pt" style:font-size-asian="10pt" style:font-size-complex="10pt"/>
    </style:style>
    <style:style style:name="T4" style:parent-style-name="Основнойшрифтабзаца" style:family="text">
      <style:text-properties style:font-name="Times New Roman" style:font-name-complex="Times New Roman" fo:font-weight="bold" style:font-weight-asian="bold" fo:font-size="10pt" style:font-size-asian="10pt" style:font-size-complex="10pt"/>
    </style:style>
    <style:style style:name="T5" style:parent-style-name="Основнойшрифтабзаца" style:family="text">
      <style:text-properties style:font-name="Times New Roman" style:font-name-complex="Times New Roman" fo:font-weight="bold" style:font-weight-asian="bold" fo:font-size="10pt" style:font-size-asian="10pt" style:font-size-complex="10pt"/>
    </style:style>
    <style:style style:name="T6"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7"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8"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9"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10"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11"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12"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13"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14"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15"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P16" style:parent-style-name="Обычный" style:family="paragraph">
      <style:paragraph-properties fo:margin-bottom="0.0138in"/>
      <style:text-properties style:font-name="Times New Roman" style:font-name-complex="Times New Roman" fo:font-size="10pt" style:font-size-asian="10pt" style:font-size-complex="10pt" fo:language="uk" fo:country="UA"/>
    </style:style>
    <style:style style:name="P17" style:parent-style-name="Обычный" style:family="paragraph">
      <style:paragraph-properties fo:margin-bottom="0.0138in"/>
      <style:text-properties style:font-name="Times New Roman" style:font-name-complex="Times New Roman" fo:font-size="10pt" style:font-size-asian="10pt" style:font-size-complex="10pt" fo:language="uk" fo:country="UA"/>
    </style:style>
    <style:style style:name="P18" style:parent-style-name="Обычный" style:family="paragraph">
      <style:paragraph-properties fo:margin-bottom="0.0138in"/>
    </style:style>
    <style:style style:name="T19" style:parent-style-name="Гиперссылка" style:family="text">
      <style:text-properties style:font-name="Times New Roman" style:font-name-complex="Times New Roman" fo:font-style="italic" style:font-style-asian="italic" fo:font-size="10pt" style:font-size-asian="10pt" style:font-size-complex="10pt" fo:language="en" fo:country="US"/>
    </style:style>
    <style:style style:name="T20" style:parent-style-name="Гиперссылка" style:family="text">
      <style:text-properties style:font-name="Times New Roman" style:font-name-complex="Times New Roman" fo:font-style="italic" style:font-style-asian="italic" fo:font-size="10pt" style:font-size-asian="10pt" style:font-size-complex="10pt" fo:language="uk" fo:country="UA"/>
    </style:style>
    <style:style style:name="T21" style:parent-style-name="Гиперссылка" style:family="text">
      <style:text-properties style:font-name="Times New Roman" style:font-name-complex="Times New Roman" fo:font-style="italic" style:font-style-asian="italic" fo:font-size="10pt" style:font-size-asian="10pt" style:font-size-complex="10pt" fo:language="en" fo:country="US"/>
    </style:style>
    <style:style style:name="T22" style:parent-style-name="Гиперссылка" style:family="text">
      <style:text-properties style:font-name="Times New Roman" style:font-name-complex="Times New Roman" fo:font-style="italic" style:font-style-asian="italic" fo:font-size="10pt" style:font-size-asian="10pt" style:font-size-complex="10pt" fo:language="uk" fo:country="UA"/>
    </style:style>
    <style:style style:name="T23" style:parent-style-name="Гиперссылка" style:family="text">
      <style:text-properties style:font-name="Times New Roman" style:font-name-complex="Times New Roman" fo:font-style="italic" style:font-style-asian="italic" fo:font-size="10pt" style:font-size-asian="10pt" style:font-size-complex="10pt" fo:language="en" fo:country="US"/>
    </style:style>
    <style:style style:name="T24" style:parent-style-name="Гиперссылка" style:family="text">
      <style:text-properties style:font-name="Times New Roman" style:font-name-complex="Times New Roman" fo:font-style="italic" style:font-style-asian="italic" fo:font-size="10pt" style:font-size-asian="10pt" style:font-size-complex="10pt" fo:language="uk" fo:country="UA"/>
    </style:style>
    <style:style style:name="T25" style:parent-style-name="Гиперссылка" style:family="text">
      <style:text-properties style:font-name="Times New Roman" style:font-name-complex="Times New Roman" fo:font-style="italic" style:font-style-asian="italic" fo:font-size="10pt" style:font-size-asian="10pt" style:font-size-complex="10pt" fo:language="en" fo:country="US"/>
    </style:style>
    <style:style style:name="T26" style:parent-style-name="Гиперссылка" style:family="text">
      <style:text-properties style:font-name="Times New Roman" style:font-name-complex="Times New Roman" fo:font-style="italic" style:font-style-asian="italic" fo:font-size="10pt" style:font-size-asian="10pt" style:font-size-complex="10pt" fo:language="uk" fo:country="UA"/>
    </style:style>
    <style:style style:name="T27" style:parent-style-name="Гиперссылка" style:family="text">
      <style:text-properties style:font-name="Times New Roman" style:font-name-complex="Times New Roman" fo:font-style="italic" style:font-style-asian="italic" fo:font-size="10pt" style:font-size-asian="10pt" style:font-size-complex="10pt" fo:language="en" fo:country="US"/>
    </style:style>
    <style:style style:name="P28" style:parent-style-name="Обычный" style:family="paragraph">
      <style:paragraph-properties fo:text-align="center" fo:margin-bottom="0.0138in"/>
      <style:text-properties style:font-name="Times New Roman" style:font-name-complex="Times New Roman" fo:font-weight="bold" style:font-weight-asian="bold" fo:font-size="12pt" style:font-size-asian="12pt" style:font-size-complex="12pt" fo:language="uk" fo:country="UA"/>
    </style:style>
    <style:style style:name="P29" style:parent-style-name="Обычный" style:family="paragraph">
      <style:paragraph-properties fo:text-align="justify" fo:text-indent="0.3937in"/>
    </style:style>
    <style:style style:name="T30" style:parent-style-name="Основнойшрифтабзаца" style:family="text">
      <style:text-properties style:font-name="Times New Roman" style:font-name-complex="Times New Roman" fo:font-weight="bold" style:font-weight-asian="bold" fo:font-size="10pt" style:font-size-asian="10pt" style:font-size-complex="10pt"/>
    </style:style>
    <style:style style:name="T31"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32" style:parent-style-name="Основнойшрифтабзаца" style:family="text">
      <style:text-properties style:font-name="Times New Roman" style:font-name-complex="Times New Roman" fo:font-weight="bold" style:font-weight-asian="bold" fo:font-size="10pt" style:font-size-asian="10pt" style:font-size-complex="10pt"/>
    </style:style>
    <style:style style:name="T33"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34"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35"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36"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37"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38"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39"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40"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41"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42"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43"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44"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45"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46"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47"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48"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49"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50"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51"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52"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53"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54"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55"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56"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57"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58"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59"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60"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61"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62"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63"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64"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65"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66"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67"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68"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69"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70"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71"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72"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73"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74"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75"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76"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77"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78"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79"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80"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81"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82"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83"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84"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85"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86"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87"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88"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89"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P90" style:parent-style-name="Обычный" style:family="paragraph">
      <style:paragraph-properties fo:text-align="justify" fo:text-indent="0.3937in"/>
      <style:text-properties style:font-name="Times New Roman" style:font-name-complex="Times New Roman" fo:font-size="10pt" style:font-size-asian="10pt" style:font-size-complex="10pt" fo:language="uk" fo:country="UA"/>
    </style:style>
    <style:style style:name="P91" style:parent-style-name="Обычный" style:family="paragraph">
      <style:paragraph-properties fo:text-align="justify" fo:text-indent="0.3937in"/>
      <style:text-properties style:font-name="Times New Roman" style:font-name-complex="Times New Roman" fo:font-size="10pt" style:font-size-asian="10pt" style:font-size-complex="10pt" fo:language="uk" fo:country="UA"/>
    </style:style>
    <style:style style:name="P92" style:parent-style-name="Обычный" style:family="paragraph">
      <style:paragraph-properties fo:text-align="justify" fo:text-indent="0.3937in"/>
      <style:text-properties style:font-name="Times New Roman" style:font-name-complex="Times New Roman" fo:font-size="10pt" style:font-size-asian="10pt" style:font-size-complex="10pt" fo:language="uk" fo:country="UA"/>
    </style:style>
    <style:style style:name="P93" style:parent-style-name="Обычный" style:family="paragraph">
      <style:paragraph-properties fo:text-align="justify" fo:margin-left="0.3937in" fo:margin-right="0.3937in" fo:text-indent="0.3937in">
        <style:tab-stops/>
      </style:paragraph-properties>
    </style:style>
    <style:style style:name="T94" style:parent-style-name="Основнойшрифтабзаца" style:family="text">
      <style:text-properties style:font-name="Times New Roman" style:font-name-complex="Times New Roman" fo:font-weight="bold" style:font-weight-asian="bold" fo:font-style="italic" style:font-style-asian="italic" fo:font-size="10pt" style:font-size-asian="10pt" style:font-size-complex="10pt" fo:background-color="#FFFFFF" fo:language="uk" fo:country="UA"/>
    </style:style>
    <style:style style:name="T95" style:parent-style-name="Основнойшрифтабзаца" style:family="text">
      <style:text-properties style:font-name="Times New Roman" style:font-name-complex="Times New Roman" fo:font-weight="bold" style:font-weight-asian="bold" fo:font-style="italic" style:font-style-asian="italic" fo:font-size="10pt" style:font-size-asian="10pt" style:font-size-complex="10pt" fo:background-color="#FFFFFF"/>
    </style:style>
    <style:style style:name="T96" style:parent-style-name="Основнойшрифтабзаца" style:family="text">
      <style:text-properties style:font-name="Times New Roman" style:font-name-complex="Times New Roman" fo:font-weight="bold" style:font-weight-asian="bold" fo:font-style="italic" style:font-style-asian="italic" fo:font-size="10pt" style:font-size-asian="10pt" style:font-size-complex="10pt" fo:background-color="#FFFFFF" fo:language="uk" fo:country="UA"/>
    </style:style>
    <style:style style:name="T97" style:parent-style-name="Основнойшрифтабзаца" style:family="text">
      <style:text-properties style:font-name="Times New Roman" style:font-name-complex="Times New Roman" fo:font-size="10pt" style:font-size-asian="10pt" style:font-size-complex="10pt" fo:background-color="#FFFFFF" fo:language="uk" fo:country="UA"/>
    </style:style>
    <style:style style:name="T98" style:parent-style-name="Основнойшрифтабзаца" style:family="text">
      <style:text-properties style:font-name="Times New Roman" style:font-name-complex="Times New Roman" fo:font-size="10pt" style:font-size-asian="10pt" style:font-size-complex="10pt" fo:background-color="#FFFFFF" fo:language="uk" fo:country="UA"/>
    </style:style>
    <style:style style:name="T99" style:parent-style-name="Основнойшрифтабзаца" style:family="text">
      <style:text-properties style:font-name="Times New Roman" style:font-name-complex="Times New Roman" fo:font-size="10pt" style:font-size-asian="10pt" style:font-size-complex="10pt" fo:background-color="#FFFFFF" fo:language="uk" fo:country="UA"/>
    </style:style>
    <style:style style:name="T100" style:parent-style-name="Основнойшрифтабзаца" style:family="text">
      <style:text-properties style:font-name="Times New Roman" style:font-name-complex="Times New Roman" fo:font-size="10pt" style:font-size-asian="10pt" style:font-size-complex="10pt" fo:background-color="#FFFFFF" fo:language="uk" fo:country="UA"/>
    </style:style>
    <style:style style:name="T101" style:parent-style-name="Основнойшрифтабзаца" style:family="text">
      <style:text-properties style:font-name="Times New Roman" style:font-name-complex="Times New Roman" fo:font-size="10pt" style:font-size-asian="10pt" style:font-size-complex="10pt" fo:background-color="#FFFFFF" fo:language="uk" fo:country="UA"/>
    </style:style>
    <style:style style:name="T102" style:parent-style-name="Основнойшрифтабзаца" style:family="text">
      <style:text-properties style:font-name="Times New Roman" style:font-name-complex="Times New Roman" fo:font-size="10pt" style:font-size-asian="10pt" style:font-size-complex="10pt" fo:background-color="#FFFFFF" fo:language="uk" fo:country="UA"/>
    </style:style>
    <style:style style:name="T103" style:parent-style-name="Основнойшрифтабзаца" style:family="text">
      <style:text-properties style:font-name="Times New Roman" style:font-name-complex="Times New Roman" fo:font-size="10pt" style:font-size-asian="10pt" style:font-size-complex="10pt" fo:background-color="#FFFFFF" fo:language="uk" fo:country="UA"/>
    </style:style>
    <style:style style:name="T104" style:parent-style-name="Основнойшрифтабзаца" style:family="text">
      <style:text-properties style:font-name="Times New Roman" style:font-name-complex="Times New Roman" fo:font-size="10pt" style:font-size-asian="10pt" style:font-size-complex="10pt" fo:background-color="#FFFFFF" fo:language="uk" fo:country="UA"/>
    </style:style>
    <style:style style:name="T105" style:parent-style-name="Основнойшрифтабзаца" style:family="text">
      <style:text-properties style:font-name="Times New Roman" style:font-name-complex="Times New Roman" fo:font-size="10pt" style:font-size-asian="10pt" style:font-size-complex="10pt" fo:background-color="#FFFFFF" fo:language="uk" fo:country="UA"/>
    </style:style>
    <style:style style:name="T106" style:parent-style-name="Основнойшрифтабзаца" style:family="text">
      <style:text-properties style:font-name="Times New Roman" style:font-name-complex="Times New Roman" fo:font-size="10pt" style:font-size-asian="10pt" style:font-size-complex="10pt" fo:background-color="#FFFFFF" fo:language="uk" fo:country="UA"/>
    </style:style>
    <style:style style:name="P107" style:parent-style-name="Обычный" style:family="paragraph">
      <style:paragraph-properties fo:text-align="justify" fo:text-indent="0.3937in"/>
    </style:style>
    <style:style style:name="T108"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09" style:parent-style-name="Основнойшрифтабзаца" style:family="text">
      <style:text-properties style:font-name="Times New Roman" style:font-name-complex="Times New Roman" fo:font-weight="bold" style:font-weight-asian="bold" fo:font-size="12pt" style:font-size-asian="12pt" style:font-size-complex="12pt"/>
    </style:style>
    <style:style style:name="T110"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11"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12"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13" style:parent-style-name="Основнойшрифтабзаца" style:family="text">
      <style:text-properties style:font-name="Times New Roman" style:font-name-complex="Times New Roman" fo:font-weight="bold" style:font-weight-asian="bold" fo:font-size="12pt" style:font-size-asian="12pt" style:font-size-complex="12pt"/>
    </style:style>
    <style:style style:name="T114"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15" style:parent-style-name="Основнойшрифтабзаца" style:family="text">
      <style:text-properties style:font-name="Times New Roman" style:font-name-complex="Times New Roman" fo:font-weight="bold" style:font-weight-asian="bold" fo:font-size="12pt" style:font-size-asian="12pt" style:font-size-complex="12pt"/>
    </style:style>
    <style:style style:name="T116"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17" style:parent-style-name="Основнойшрифтабзаца" style:family="text">
      <style:text-properties style:font-name="Times New Roman" style:font-name-complex="Times New Roman" fo:font-weight="bold" style:font-weight-asian="bold" fo:font-size="12pt" style:font-size-asian="12pt" style:font-size-complex="12pt"/>
    </style:style>
    <style:style style:name="T118"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19"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2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2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2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2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2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2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2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2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2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2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3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3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3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3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3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3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3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3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3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3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4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4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4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4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4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4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4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4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4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4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5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5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5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5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5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5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5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5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5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5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6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6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6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6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64" style:parent-style-name="Основнойшрифтабзаца" style:family="text">
      <style:text-properties style:font-name="Times New Roman" style:font-name-complex="Times New Roman" fo:font-size="12pt" style:font-size-asian="12pt" style:font-size-complex="12pt"/>
    </style:style>
    <style:style style:name="T165" style:parent-style-name="Основнойшрифтабзаца" style:family="text">
      <style:text-properties style:font-name="Times New Roman" style:font-name-complex="Times New Roman" fo:font-size="12pt" style:font-size-asian="12pt" style:font-size-complex="12pt"/>
    </style:style>
    <style:style style:name="T166"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167" style:parent-style-name="Основнойшрифтабзаца" style:family="text">
      <style:text-properties style:font-name="Times New Roman" style:font-name-complex="Times New Roman" fo:font-size="12pt" style:font-size-asian="12pt" style:font-size-complex="12pt"/>
    </style:style>
    <style:style style:name="T16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69" style:parent-style-name="Основнойшрифтабзаца" style:family="text">
      <style:text-properties style:font-name="Times New Roman" style:font-name-complex="Times New Roman" fo:font-size="12pt" style:font-size-asian="12pt" style:font-size-complex="12pt"/>
    </style:style>
    <style:style style:name="T17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71" style:parent-style-name="Основнойшрифтабзаца" style:family="text">
      <style:text-properties style:font-name="Times New Roman" style:font-name-complex="Times New Roman" fo:font-size="12pt" style:font-size-asian="12pt" style:font-size-complex="12pt"/>
    </style:style>
    <style:style style:name="P172" style:parent-style-name="Обычный" style:family="paragraph">
      <style:paragraph-properties fo:text-align="justify" fo:text-indent="0.3937in"/>
    </style:style>
    <style:style style:name="T173"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74"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75"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76"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77"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78"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79"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80"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8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8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8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8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8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8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8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8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8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9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9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9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9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9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9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9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9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9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9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0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0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0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203" style:parent-style-name="Обычный" style:family="paragraph">
      <style:paragraph-properties fo:text-align="justify" fo:text-indent="0.3937in"/>
    </style:style>
    <style:style style:name="T20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0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0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0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0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0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1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1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1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1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1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1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1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1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1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1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2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2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2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2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2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2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2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2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2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2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3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3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3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3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3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3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3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3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3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3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4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4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4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43" style:parent-style-name="Основнойшрифтабзаца" style:family="text">
      <style:text-properties fo:language="uk" fo:country="UA"/>
    </style:style>
    <style:style style:name="T24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4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4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4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4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4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5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5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5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5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5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5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5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5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5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5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6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6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6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6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6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6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6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6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6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6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7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7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7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7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7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7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7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7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7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7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8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8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8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8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8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8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8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8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8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8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9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9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9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9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9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9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9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9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9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29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0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0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0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0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0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0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0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0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0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0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1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1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312" style:parent-style-name="Обычный" style:family="paragraph">
      <style:paragraph-properties fo:text-align="justify" fo:text-indent="0.3937in"/>
    </style:style>
    <style:style style:name="T31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14" style:parent-style-name="Основнойшрифтабзаца" style:family="text">
      <style:text-properties style:font-name="Times New Roman" style:font-name-complex="Times New Roman" fo:font-size="12pt" style:font-size-asian="12pt" style:font-size-complex="12pt"/>
    </style:style>
    <style:style style:name="T315" style:parent-style-name="Основнойшрифтабзаца" style:family="text">
      <style:text-properties style:font-name="Times New Roman" style:font-name-complex="Times New Roman" fo:font-size="12pt" style:font-size-asian="12pt" style:font-size-complex="12pt"/>
    </style:style>
    <style:style style:name="T316" style:parent-style-name="Основнойшрифтабзаца" style:family="text">
      <style:text-properties style:font-name="Times New Roman" style:font-name-complex="Times New Roman" fo:font-size="12pt" style:font-size-asian="12pt" style:font-size-complex="12pt"/>
    </style:style>
    <style:style style:name="T317" style:parent-style-name="Основнойшрифтабзаца" style:family="text">
      <style:text-properties style:font-name="Times New Roman" style:font-name-complex="Times New Roman" fo:font-size="12pt" style:font-size-asian="12pt" style:font-size-complex="12pt" fo:background-color="#F9F9F9"/>
    </style:style>
    <style:style style:name="T318" style:parent-style-name="Основнойшрифтабзаца" style:family="text">
      <style:text-properties style:font-name="Times New Roman" style:font-name-complex="Times New Roman" fo:font-size="12pt" style:font-size-asian="12pt" style:font-size-complex="12pt" fo:background-color="#F9F9F9" fo:language="uk" fo:country="UA"/>
    </style:style>
    <style:style style:name="T319" style:parent-style-name="Основнойшрифтабзаца" style:family="text">
      <style:text-properties style:font-name="Times New Roman" style:font-name-complex="Times New Roman" fo:font-size="12pt" style:font-size-asian="12pt" style:font-size-complex="12pt" fo:background-color="#F9F9F9"/>
    </style:style>
    <style:style style:name="T320" style:parent-style-name="Основнойшрифтабзаца" style:family="text">
      <style:text-properties style:font-name="Times New Roman" style:font-name-complex="Times New Roman" fo:font-size="12pt" style:font-size-asian="12pt" style:font-size-complex="12pt"/>
    </style:style>
    <style:style style:name="P321" style:parent-style-name="Обычный" style:family="paragraph">
      <style:paragraph-properties fo:text-align="justify" fo:text-indent="0.3937in"/>
    </style:style>
    <style:style style:name="T32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23" style:parent-style-name="Основнойшрифтабзаца" style:family="text">
      <style:text-properties style:font-name="Times New Roman" style:font-name-complex="Times New Roman" fo:font-size="12pt" style:font-size-asian="12pt" style:font-size-complex="12pt"/>
    </style:style>
    <style:style style:name="T32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25" style:parent-style-name="Основнойшрифтабзаца" style:family="text">
      <style:text-properties style:font-name="Times New Roman" style:font-name-complex="Times New Roman" fo:font-size="12pt" style:font-size-asian="12pt" style:font-size-complex="12pt"/>
    </style:style>
    <style:style style:name="T32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2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2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29" style:parent-style-name="Основнойшрифтабзаца" style:family="text">
      <style:text-properties fo:language="uk" fo:country="UA"/>
    </style:style>
    <style:style style:name="T33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3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32" style:parent-style-name="Основнойшрифтабзаца" style:family="text">
      <style:text-properties style:font-name="Times New Roman" style:font-name-complex="Times New Roman" fo:font-size="12pt" style:font-size-asian="12pt" style:font-size-complex="12pt"/>
    </style:style>
    <style:style style:name="P333" style:parent-style-name="Обычный" style:family="paragraph">
      <style:paragraph-properties fo:text-align="justify" fo:text-indent="0.3937in"/>
    </style:style>
    <style:style style:name="T33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3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36" style:parent-style-name="Основнойшрифтабзаца" style:family="text">
      <style:text-properties fo:language="uk" fo:country="UA"/>
    </style:style>
    <style:style style:name="T33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3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3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4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4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4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4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4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4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4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347" style:parent-style-name="Обычный" style:family="paragraph">
      <style:paragraph-properties fo:text-indent="0.3937in"/>
      <style:text-properties style:font-name="Times New Roman" style:font-name-complex="Times New Roman" fo:font-weight="bold" style:font-weight-asian="bold" fo:font-size="12pt" style:font-size-asian="12pt" style:font-size-complex="12pt" fo:language="uk" fo:country="UA"/>
    </style:style>
    <style:style style:name="P348" style:parent-style-name="Обычный" style:family="paragraph">
      <style:paragraph-properties fo:text-align="justify" fo:margin-left="0.2479in">
        <style:tab-stops/>
      </style:paragraph-properties>
    </style:style>
    <style:style style:name="T34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50" style:parent-style-name="Основнойшрифтабзаца" style:family="text">
      <style:text-properties style:font-name="Times New Roman" style:font-name-complex="Times New Roman" fo:font-size="12pt" style:font-size-asian="12pt" style:font-size-complex="12pt"/>
    </style:style>
    <style:style style:name="T35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52" style:parent-style-name="Основнойшрифтабзаца" style:family="text">
      <style:text-properties style:font-name="Times New Roman" style:font-name-complex="Times New Roman" fo:font-size="12pt" style:font-size-asian="12pt" style:font-size-complex="12pt"/>
    </style:style>
    <style:style style:name="T35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54" style:parent-style-name="Основнойшрифтабзаца" style:family="text">
      <style:text-properties style:font-name="Times New Roman" style:font-name-complex="Times New Roman" fo:font-size="12pt" style:font-size-asian="12pt" style:font-size-complex="12pt"/>
    </style:style>
    <style:style style:name="T35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56" style:parent-style-name="Основнойшрифтабзаца" style:family="text">
      <style:text-properties style:font-name="Times New Roman" style:font-name-complex="Times New Roman" fo:font-size="12pt" style:font-size-asian="12pt" style:font-size-complex="12pt"/>
    </style:style>
    <style:style style:name="T35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58" style:parent-style-name="Основнойшрифтабзаца" style:family="text">
      <style:text-properties style:font-name="Times New Roman" style:font-name-complex="Times New Roman" fo:font-size="12pt" style:font-size-asian="12pt" style:font-size-complex="12pt"/>
    </style:style>
    <style:style style:name="T35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60" style:parent-style-name="Основнойшрифтабзаца" style:family="text">
      <style:text-properties style:font-name="Times New Roman" style:font-name-complex="Times New Roman" fo:font-size="12pt" style:font-size-asian="12pt" style:font-size-complex="12pt"/>
    </style:style>
    <style:style style:name="T36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62" style:parent-style-name="Основнойшрифтабзаца" style:family="text">
      <style:text-properties style:font-name="Times New Roman" style:font-name-complex="Times New Roman" fo:font-size="12pt" style:font-size-asian="12pt" style:font-size-complex="12pt"/>
    </style:style>
    <style:style style:name="T36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64" style:parent-style-name="Основнойшрифтабзаца" style:family="text">
      <style:text-properties style:font-name="Times New Roman" style:font-name-complex="Times New Roman" fo:font-size="12pt" style:font-size-asian="12pt" style:font-size-complex="12pt"/>
    </style:style>
    <style:style style:name="T36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66" style:parent-style-name="Основнойшрифтабзаца" style:family="text">
      <style:text-properties style:font-name="Times New Roman" style:font-name-complex="Times New Roman" fo:font-size="12pt" style:font-size-asian="12pt" style:font-size-complex="12pt"/>
    </style:style>
    <style:style style:name="T36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68" style:parent-style-name="Основнойшрифтабзаца" style:family="text">
      <style:text-properties style:font-name="Times New Roman" style:font-name-complex="Times New Roman" fo:font-size="12pt" style:font-size-asian="12pt" style:font-size-complex="12pt"/>
    </style:style>
    <style:style style:name="T36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70" style:parent-style-name="Основнойшрифтабзаца" style:family="text">
      <style:text-properties style:font-name="Times New Roman" style:font-name-complex="Times New Roman" fo:font-size="12pt" style:font-size-asian="12pt" style:font-size-complex="12pt"/>
    </style:style>
    <style:style style:name="T37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7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7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374" style:parent-style-name="Обычный" style:family="paragraph">
      <style:paragraph-properties fo:text-align="justify" fo:margin-left="0.2479in">
        <style:tab-stops/>
      </style:paragraph-properties>
    </style:style>
    <style:style style:name="T37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76" style:parent-style-name="Основнойшрифтабзаца" style:family="text">
      <style:text-properties fo:font-size="12pt" style:font-size-asian="12pt" style:font-size-complex="12pt" fo:language="uk" fo:country="UA"/>
    </style:style>
    <style:style style:name="T37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78" style:parent-style-name="Основнойшрифтабзаца" style:family="text">
      <style:text-properties style:font-name="Times New Roman" style:font-name-complex="Times New Roman" fo:font-size="12pt" style:font-size-asian="12pt" style:font-size-complex="12pt"/>
    </style:style>
    <style:style style:name="T37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80" style:parent-style-name="Основнойшрифтабзаца" style:family="text">
      <style:text-properties style:font-name="Times New Roman" style:font-name-complex="Times New Roman" fo:font-size="12pt" style:font-size-asian="12pt" style:font-size-complex="12pt"/>
    </style:style>
    <style:style style:name="T38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82" style:parent-style-name="Основнойшрифтабзаца" style:family="text">
      <style:text-properties style:font-name="Times New Roman" style:font-name-complex="Times New Roman" fo:font-size="12pt" style:font-size-asian="12pt" style:font-size-complex="12pt"/>
    </style:style>
    <style:style style:name="T38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84" style:parent-style-name="Основнойшрифтабзаца" style:family="text">
      <style:text-properties style:font-name="Times New Roman" style:font-name-complex="Times New Roman" fo:font-size="12pt" style:font-size-asian="12pt" style:font-size-complex="12pt"/>
    </style:style>
    <style:style style:name="T38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86" style:parent-style-name="Основнойшрифтабзаца" style:family="text">
      <style:text-properties style:font-name="Times New Roman" style:font-name-complex="Times New Roman" fo:font-size="12pt" style:font-size-asian="12pt" style:font-size-complex="12pt"/>
    </style:style>
    <style:style style:name="T38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88" style:parent-style-name="Основнойшрифтабзаца" style:family="text">
      <style:text-properties style:font-name="Times New Roman" style:font-name-complex="Times New Roman" fo:font-size="12pt" style:font-size-asian="12pt" style:font-size-complex="12pt"/>
    </style:style>
    <style:style style:name="T38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90" style:parent-style-name="Основнойшрифтабзаца" style:family="text">
      <style:text-properties style:font-name="Times New Roman" style:font-name-complex="Times New Roman" fo:font-size="12pt" style:font-size-asian="12pt" style:font-size-complex="12pt"/>
    </style:style>
    <style:style style:name="T39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92" style:parent-style-name="Основнойшрифтабзаца" style:family="text">
      <style:text-properties style:font-name="Times New Roman" style:font-name-complex="Times New Roman" fo:font-size="12pt" style:font-size-asian="12pt" style:font-size-complex="12pt"/>
    </style:style>
    <style:style style:name="T39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94" style:parent-style-name="Основнойшрифтабзаца" style:family="text">
      <style:text-properties style:font-name="Times New Roman" style:font-name-complex="Times New Roman" fo:font-size="12pt" style:font-size-asian="12pt" style:font-size-complex="12pt"/>
    </style:style>
    <style:style style:name="T39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96" style:parent-style-name="Основнойшрифтабзаца" style:family="text">
      <style:text-properties style:font-name="Times New Roman" style:font-name-complex="Times New Roman" fo:font-size="12pt" style:font-size-asian="12pt" style:font-size-complex="12pt"/>
    </style:style>
    <style:style style:name="T39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398" style:parent-style-name="Основнойшрифтабзаца" style:family="text">
      <style:text-properties style:font-name="Times New Roman" style:font-name-complex="Times New Roman" fo:font-size="12pt" style:font-size-asian="12pt" style:font-size-complex="12pt"/>
    </style:style>
    <style:style style:name="T39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00" style:parent-style-name="Основнойшрифтабзаца" style:family="text">
      <style:text-properties style:font-name="Times New Roman" style:font-name-complex="Times New Roman" fo:font-size="12pt" style:font-size-asian="12pt" style:font-size-complex="12pt"/>
    </style:style>
    <style:style style:name="T40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02" style:parent-style-name="Основнойшрифтабзаца" style:family="text">
      <style:text-properties style:font-name="Times New Roman" style:font-name-complex="Times New Roman" fo:font-size="12pt" style:font-size-asian="12pt" style:font-size-complex="12pt"/>
    </style:style>
    <style:style style:name="T40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04" style:parent-style-name="Основнойшрифтабзаца" style:family="text">
      <style:text-properties style:font-name="Times New Roman" style:font-name-complex="Times New Roman" fo:font-size="12pt" style:font-size-asian="12pt" style:font-size-complex="12pt"/>
    </style:style>
    <style:style style:name="T40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0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0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408" style:parent-style-name="Обычный" style:family="paragraph">
      <style:paragraph-properties fo:text-align="justify" fo:margin-left="0.2479in">
        <style:tab-stops/>
      </style:paragraph-properties>
    </style:style>
    <style:style style:name="T40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1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11" style:parent-style-name="Основнойшрифтабзаца" style:family="text">
      <style:text-properties style:font-name="Times New Roman" style:font-name-complex="Times New Roman" fo:font-size="12pt" style:font-size-asian="12pt" style:font-size-complex="12pt"/>
    </style:style>
    <style:style style:name="T41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13" style:parent-style-name="Основнойшрифтабзаца" style:family="text">
      <style:text-properties style:font-name="Times New Roman" style:font-name-complex="Times New Roman" fo:font-size="12pt" style:font-size-asian="12pt" style:font-size-complex="12pt"/>
    </style:style>
    <style:style style:name="T41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15" style:parent-style-name="Основнойшрифтабзаца" style:family="text">
      <style:text-properties style:font-name="Times New Roman" style:font-name-complex="Times New Roman" fo:font-size="12pt" style:font-size-asian="12pt" style:font-size-complex="12pt"/>
    </style:style>
    <style:style style:name="T41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17" style:parent-style-name="Основнойшрифтабзаца" style:family="text">
      <style:text-properties style:font-name="Times New Roman" style:font-name-complex="Times New Roman" fo:font-size="12pt" style:font-size-asian="12pt" style:font-size-complex="12pt"/>
    </style:style>
    <style:style style:name="T41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19" style:parent-style-name="Основнойшрифтабзаца" style:family="text">
      <style:text-properties style:font-name="Times New Roman" style:font-name-complex="Times New Roman" fo:font-size="12pt" style:font-size-asian="12pt" style:font-size-complex="12pt"/>
    </style:style>
    <style:style style:name="T42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21" style:parent-style-name="Основнойшрифтабзаца" style:family="text">
      <style:text-properties style:font-name="Times New Roman" style:font-name-complex="Times New Roman" fo:font-size="12pt" style:font-size-asian="12pt" style:font-size-complex="12pt"/>
    </style:style>
    <style:style style:name="T42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23" style:parent-style-name="Основнойшрифтабзаца" style:family="text">
      <style:text-properties style:font-name="Times New Roman" style:font-name-complex="Times New Roman" fo:font-size="12pt" style:font-size-asian="12pt" style:font-size-complex="12pt"/>
    </style:style>
    <style:style style:name="T42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25" style:parent-style-name="Основнойшрифтабзаца" style:family="text">
      <style:text-properties style:font-name="Times New Roman" style:font-name-complex="Times New Roman" fo:font-size="12pt" style:font-size-asian="12pt" style:font-size-complex="12pt"/>
    </style:style>
    <style:style style:name="T42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27" style:parent-style-name="Основнойшрифтабзаца" style:family="text">
      <style:text-properties style:font-name="Times New Roman" style:font-name-complex="Times New Roman" fo:font-size="12pt" style:font-size-asian="12pt" style:font-size-complex="12pt"/>
    </style:style>
    <style:style style:name="T42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29" style:parent-style-name="Основнойшрифтабзаца" style:family="text">
      <style:text-properties style:font-name="Times New Roman" style:font-name-complex="Times New Roman" fo:font-size="12pt" style:font-size-asian="12pt" style:font-size-complex="12pt"/>
    </style:style>
    <style:style style:name="T43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31" style:parent-style-name="Основнойшрифтабзаца" style:family="text">
      <style:text-properties style:font-name="Times New Roman" style:font-name-complex="Times New Roman" fo:font-size="12pt" style:font-size-asian="12pt" style:font-size-complex="12pt"/>
    </style:style>
    <style:style style:name="T43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33" style:parent-style-name="Основнойшрифтабзаца" style:family="text">
      <style:text-properties style:font-name="Times New Roman" style:font-name-complex="Times New Roman" fo:font-size="12pt" style:font-size-asian="12pt" style:font-size-complex="12pt"/>
    </style:style>
    <style:style style:name="T43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35" style:parent-style-name="Основнойшрифтабзаца" style:family="text">
      <style:text-properties style:font-name="Times New Roman" style:font-name-complex="Times New Roman" fo:font-size="12pt" style:font-size-asian="12pt" style:font-size-complex="12pt"/>
    </style:style>
    <style:style style:name="T43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37" style:parent-style-name="Основнойшрифтабзаца" style:family="text">
      <style:text-properties style:font-name="Times New Roman" style:font-name-complex="Times New Roman" fo:font-size="12pt" style:font-size-asian="12pt" style:font-size-complex="12pt"/>
    </style:style>
    <style:style style:name="T43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439" style:parent-style-name="Обычный" style:family="paragraph">
      <style:paragraph-properties fo:text-align="justify" fo:margin-left="0.2479in">
        <style:tab-stops/>
      </style:paragraph-properties>
    </style:style>
    <style:style style:name="T44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41" style:parent-style-name="Основнойшрифтабзаца" style:family="text">
      <style:text-properties style:font-name="Helvetica" fo:font-weight="bold" style:font-weight-asian="bold" style:font-weight-complex="bold" fo:color="#444444" fo:font-size="12pt" style:font-size-asian="12pt" style:font-size-complex="12pt" fo:language="uk" fo:country="UA"/>
    </style:style>
    <style:style style:name="T442"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443" style:parent-style-name="Основнойшрифтабзаца" style:family="text">
      <style:text-properties style:font-name="Times New Roman" style:font-name-complex="Times New Roman" fo:font-size="12pt" style:font-size-asian="12pt" style:font-size-complex="12pt" fo:background-color="#F9F9F9"/>
    </style:style>
    <style:style style:name="T444" style:parent-style-name="Основнойшрифтабзаца" style:family="text">
      <style:text-properties style:font-name="Times New Roman" style:font-name-complex="Times New Roman" fo:font-size="12pt" style:font-size-asian="12pt" style:font-size-complex="12pt" fo:background-color="#F9F9F9" fo:language="uk" fo:country="UA"/>
    </style:style>
    <style:style style:name="T445" style:parent-style-name="Основнойшрифтабзаца" style:family="text">
      <style:text-properties style:font-name="Times New Roman" style:font-name-complex="Times New Roman" fo:font-size="12pt" style:font-size-asian="12pt" style:font-size-complex="12pt" fo:background-color="#F9F9F9"/>
    </style:style>
    <style:style style:name="T44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47" style:parent-style-name="Основнойшрифтабзаца" style:family="text">
      <style:text-properties style:font-name="Times New Roman" style:font-name-complex="Times New Roman" fo:font-size="12pt" style:font-size-asian="12pt" style:font-size-complex="12pt" fo:background-color="#F9F9F9" fo:language="uk" fo:country="UA"/>
    </style:style>
    <style:style style:name="T448" style:parent-style-name="Основнойшрифтабзаца" style:family="text">
      <style:text-properties style:font-name="Times New Roman" style:font-name-complex="Times New Roman" fo:font-size="12pt" style:font-size-asian="12pt" style:font-size-complex="12pt" fo:background-color="#F9F9F9"/>
    </style:style>
    <style:style style:name="P449" style:parent-style-name="Обычный" style:family="paragraph">
      <style:paragraph-properties fo:text-align="justify" fo:margin-left="0.2479in">
        <style:tab-stops/>
      </style:paragraph-properties>
    </style:style>
    <style:style style:name="T450" style:parent-style-name="Основнойшрифтабзаца" style:family="text">
      <style:text-properties style:font-name="Times New Roman" style:font-name-complex="Times New Roman" fo:font-size="12pt" style:font-size-asian="12pt" style:font-size-complex="12pt"/>
    </style:style>
    <style:style style:name="T451" style:parent-style-name="Основнойшрифтабзаца" style:family="text">
      <style:text-properties style:font-name="Times New Roman" style:font-name-complex="Times New Roman" fo:font-size="12pt" style:font-size-asian="12pt" style:font-size-complex="12pt"/>
    </style:style>
    <style:style style:name="T452" style:parent-style-name="Основнойшрифтабзаца" style:family="text">
      <style:text-properties style:font-name="Times New Roman" style:font-name-complex="Times New Roman" fo:font-size="12pt" style:font-size-asian="12pt" style:font-size-complex="12pt"/>
    </style:style>
    <style:style style:name="T453" style:parent-style-name="Основнойшрифтабзаца" style:family="text">
      <style:text-properties style:font-name="Times New Roman" style:font-name-complex="Times New Roman" fo:font-size="12pt" style:font-size-asian="12pt" style:font-size-complex="12pt"/>
    </style:style>
    <style:style style:name="T454" style:parent-style-name="Основнойшрифтабзаца" style:family="text">
      <style:text-properties style:font-name="Times New Roman" style:font-name-complex="Times New Roman" fo:font-size="12pt" style:font-size-asian="12pt" style:font-size-complex="12pt"/>
    </style:style>
    <style:style style:name="T455" style:parent-style-name="Основнойшрифтабзаца" style:family="text">
      <style:text-properties style:font-name="Times New Roman" style:font-name-complex="Times New Roman" fo:font-size="12pt" style:font-size-asian="12pt" style:font-size-complex="12pt"/>
    </style:style>
    <style:style style:name="T45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57" style:parent-style-name="Основнойшрифтабзаца" style:family="text">
      <style:text-properties style:font-name="Times New Roman" style:font-name-complex="Times New Roman" fo:font-size="12pt" style:font-size-asian="12pt" style:font-size-complex="12pt"/>
    </style:style>
    <style:style style:name="T45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5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60" style:parent-style-name="Гиперссылка" style:family="text">
      <style:text-properties style:font-name="Times New Roman" style:font-name-complex="Times New Roman" fo:font-size="12pt" style:font-size-asian="12pt" style:font-size-complex="12pt"/>
    </style:style>
    <style:style style:name="T461" style:parent-style-name="Гиперссылка" style:family="text">
      <style:text-properties style:font-name="Times New Roman" style:font-name-complex="Times New Roman" fo:font-size="12pt" style:font-size-asian="12pt" style:font-size-complex="12pt" fo:language="uk" fo:country="UA"/>
    </style:style>
    <style:style style:name="T462" style:parent-style-name="Гиперссылка" style:family="text">
      <style:text-properties style:font-name="Times New Roman" style:font-name-complex="Times New Roman" fo:font-size="12pt" style:font-size-asian="12pt" style:font-size-complex="12pt"/>
    </style:style>
    <style:style style:name="T463" style:parent-style-name="Гиперссылка" style:family="text">
      <style:text-properties style:font-name="Times New Roman" style:font-name-complex="Times New Roman" fo:font-size="12pt" style:font-size-asian="12pt" style:font-size-complex="12pt" fo:language="uk" fo:country="UA"/>
    </style:style>
    <style:style style:name="T464" style:parent-style-name="Гиперссылка" style:family="text">
      <style:text-properties style:font-name="Times New Roman" style:font-name-complex="Times New Roman" fo:font-size="12pt" style:font-size-asian="12pt" style:font-size-complex="12pt"/>
    </style:style>
    <style:style style:name="T465" style:parent-style-name="Гиперссылка" style:family="text">
      <style:text-properties style:font-name="Times New Roman" style:font-name-complex="Times New Roman" fo:font-size="12pt" style:font-size-asian="12pt" style:font-size-complex="12pt" fo:language="uk" fo:country="UA"/>
    </style:style>
    <style:style style:name="T46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467" style:parent-style-name="Обычный" style:family="paragraph">
      <style:paragraph-properties fo:text-align="justify" fo:margin-left="0.2479in">
        <style:tab-stops/>
      </style:paragraph-properties>
    </style:style>
    <style:style style:name="T46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69" style:parent-style-name="Основнойшрифтабзаца" style:family="text">
      <style:text-properties fo:font-size="12pt" style:font-size-asian="12pt" style:font-size-complex="12pt" fo:language="uk" fo:country="UA"/>
    </style:style>
    <style:style style:name="T47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71" style:parent-style-name="Основнойшрифтабзаца" style:family="text">
      <style:text-properties style:font-name="Times New Roman" style:font-name-complex="Times New Roman" fo:font-size="12pt" style:font-size-asian="12pt" style:font-size-complex="12pt"/>
    </style:style>
    <style:style style:name="T472"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473" style:parent-style-name="Основнойшрифтабзаца" style:family="text">
      <style:text-properties style:font-name="Times New Roman" style:font-name-complex="Times New Roman" fo:font-size="12pt" style:font-size-asian="12pt" style:font-size-complex="12pt"/>
    </style:style>
    <style:style style:name="T474"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475" style:parent-style-name="Основнойшрифтабзаца" style:family="text">
      <style:text-properties style:font-name="Times New Roman" style:font-name-complex="Times New Roman" fo:font-size="12pt" style:font-size-asian="12pt" style:font-size-complex="12pt"/>
    </style:style>
    <style:style style:name="T476"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477" style:parent-style-name="Основнойшрифтабзаца" style:family="text">
      <style:text-properties style:font-name="Times New Roman" style:font-name-complex="Times New Roman" fo:font-size="12pt" style:font-size-asian="12pt" style:font-size-complex="12pt"/>
    </style:style>
    <style:style style:name="T478"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P479" style:parent-style-name="Обычный" style:family="paragraph">
      <style:paragraph-properties fo:text-align="justify" fo:margin-left="0.3937in">
        <style:tab-stops/>
      </style:paragraph-properties>
      <style:text-properties style:font-name="Times New Roman" style:font-name-complex="Times New Roman" fo:font-size="12pt" style:font-size-asian="12pt" style:font-size-complex="12pt" fo:language="en" fo:country="US"/>
    </style:style>
    <style:style style:name="P480" style:parent-style-name="Обычный" style:family="paragraph">
      <style:paragraph-properties fo:text-align="center" fo:text-indent="0.3937in"/>
      <style:text-properties style:font-name="Times New Roman" style:font-name-complex="Times New Roman" fo:font-weight="bold" style:font-weight-asian="bold" fo:font-size="12pt" style:font-size-asian="12pt" style:font-size-complex="12pt" fo:language="en" fo:country="US"/>
    </style:style>
    <style:style style:name="P481" style:parent-style-name="Обычный" style:family="paragraph">
      <style:text-properties style:font-name="Times New Roman" style:font-name-complex="Times New Roman" fo:font-weight="bold" style:font-weight-asian="bold" fo:font-size="10pt" style:font-size-asian="10pt" style:font-size-complex="10pt" fo:language="en" fo:country="US"/>
    </style:style>
    <style:style style:name="P482" style:parent-style-name="Обычный" style:family="paragraph">
      <style:text-properties style:font-name="Times New Roman" style:font-name-complex="Times New Roman" fo:font-size="10pt" style:font-size-asian="10pt" style:font-size-complex="10pt" fo:language="en" fo:country="US"/>
    </style:style>
    <style:style style:name="P483" style:parent-style-name="Обычный" style:family="paragraph">
      <style:text-properties style:font-name="Times New Roman" style:font-name-complex="Times New Roman" fo:font-size="10pt" style:font-size-asian="10pt" style:font-size-complex="10pt" fo:language="en" fo:country="US"/>
    </style:style>
    <style:style style:name="T484" style:parent-style-name="Гиперссылка" style:family="text">
      <style:text-properties style:font-name="Times New Roman" style:font-name-complex="Times New Roman" fo:font-style="italic" style:font-style-asian="italic" fo:font-size="10pt" style:font-size-asian="10pt" style:font-size-complex="10pt" fo:language="en" fo:country="US"/>
    </style:style>
    <style:style style:name="T485" style:parent-style-name="Основнойшрифтабзаца" style:family="text">
      <style:text-properties style:font-name="Times New Roman" style:font-name-complex="Times New Roman" fo:font-style="italic" style:font-style-asian="italic" fo:font-size="10pt" style:font-size-asian="10pt" style:font-size-complex="10pt" fo:language="en" fo:country="US"/>
    </style:style>
    <style:style style:name="P486" style:parent-style-name="Обычный" style:family="paragraph">
      <style:paragraph-properties fo:text-align="justify" fo:text-indent="0.3937in"/>
    </style:style>
    <style:style style:name="T487" style:parent-style-name="Основнойшрифтабзаца" style:family="text">
      <style:text-properties style:font-name="Times New Roman" style:font-name-complex="Times New Roman" fo:font-weight="bold" style:font-weight-asian="bold" fo:font-size="10pt" style:font-size-asian="10pt" style:font-size-complex="10pt" fo:language="en" fo:country="US"/>
    </style:style>
    <style:style style:name="T488" style:parent-style-name="Основнойшрифтабзаца" style:family="text">
      <style:text-properties style:font-name="Times New Roman" style:font-name-complex="Times New Roman" fo:font-size="10pt" style:font-size-asian="10pt" style:font-size-complex="10pt" fo:language="en" fo:country="US"/>
    </style:style>
    <style:style style:name="P489" style:parent-style-name="Обычный" style:family="paragraph">
      <style:paragraph-properties fo:text-align="justify" fo:text-indent="0.3937in"/>
      <style:text-properties style:font-name="Times New Roman" style:font-name-complex="Times New Roman" fo:font-size="10pt" style:font-size-asian="10pt" style:font-size-complex="10pt" fo:language="en" fo:country="US"/>
    </style:style>
    <style:style style:name="P490" style:parent-style-name="Обычный" style:family="paragraph">
      <style:paragraph-properties fo:text-align="justify" fo:text-indent="0.3937in"/>
      <style:text-properties style:font-name="Times New Roman" style:font-name-complex="Times New Roman" fo:font-size="10pt" style:font-size-asian="10pt" style:font-size-complex="10pt" fo:language="en" fo:country="US"/>
    </style:style>
    <style:style style:name="P491" style:parent-style-name="Обычный" style:family="paragraph">
      <style:paragraph-properties fo:text-indent="0.3937in"/>
      <style:text-properties style:font-name="Times New Roman" style:font-name-complex="Times New Roman" fo:font-size="10pt" style:font-size-asian="10pt" style:font-size-complex="10pt" fo:language="en" fo:country="US"/>
    </style:style>
    <style:style style:name="P492" style:parent-style-name="Обычный" style:family="paragraph">
      <style:paragraph-properties fo:text-align="justify" fo:margin-left="0.3937in" fo:margin-right="0.3937in" fo:text-indent="0.3937in">
        <style:tab-stops/>
      </style:paragraph-properties>
    </style:style>
    <style:style style:name="T493" style:parent-style-name="Основнойшрифтабзаца" style:family="text">
      <style:text-properties style:font-name="Times New Roman" style:font-name-complex="Times New Roman" fo:font-weight="bold" style:font-weight-asian="bold" fo:font-style="italic" style:font-style-asian="italic" fo:font-size="10pt" style:font-size-asian="10pt" style:font-size-complex="10pt" fo:background-color="#FFFFFF" fo:language="en" fo:country="US"/>
    </style:style>
    <style:style style:name="T494" style:parent-style-name="Основнойшрифтабзаца" style:family="text">
      <style:text-properties fo:language="en" fo:country="US"/>
    </style:style>
    <style:style style:name="T495" style:parent-style-name="Основнойшрифтабзаца" style:family="text">
      <style:text-properties style:font-name="Times New Roman" style:font-name-complex="Times New Roman" fo:font-size="10pt" style:font-size-asian="10pt" style:font-size-complex="10pt" fo:background-color="#FFFFFF" fo:language="en" fo:country="US"/>
    </style:style>
    <style:style style:name="P496" style:parent-style-name="Обычный" style:family="paragraph">
      <style:text-properties style:font-name="Times New Roman" style:font-name-complex="Times New Roman" fo:font-weight="bold" style:font-weight-asian="bold" fo:font-size="12pt" style:font-size-asian="12pt" style:font-size-complex="12pt" fo:language="en" fo:country="US"/>
    </style:style>
    <style:style style:name="T497"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498" style:parent-style-name="Основнойшрифтабзаца" style:family="text">
      <style:text-properties fo:language="en" fo:country="US"/>
    </style:style>
    <style:style style:name="T499"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500" style:parent-style-name="Основнойшрифтабзаца" style:family="text">
      <style:text-properties style:font-name="Times New Roman" style:font-name-complex="Times New Roman" fo:font-size="12pt" style:font-size-asian="12pt" style:font-size-complex="12pt" fo:background-color="#FFFFFF" fo:language="en" fo:country="US"/>
    </style:style>
    <style:style style:name="T501"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50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503"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50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505"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506"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507" style:parent-style-name="Основнойшрифтабзаца" style:family="text">
      <style:text-properties fo:language="en" fo:country="US"/>
    </style:style>
    <style:style style:name="T508"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509"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510"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51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512"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P513" style:parent-style-name="Обычный" style:family="paragraph">
      <style:text-properties style:font-name="Times New Roman" style:font-name-complex="Times New Roman" fo:font-size="12pt" style:font-size-asian="12pt" style:font-size-complex="12pt" fo:language="en" fo:country="US"/>
    </style:style>
    <style:style style:name="P514" style:parent-style-name="Обычный" style:family="paragraph">
      <style:text-properties style:font-name="Times New Roman" style:font-name-complex="Times New Roman" fo:font-size="12pt" style:font-size-asian="12pt" style:font-size-complex="12pt" fo:language="en" fo:country="US"/>
    </style:style>
    <style:style style:name="T515"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516" style:parent-style-name="Основнойшрифтабзаца" style:family="text">
      <style:text-properties style:font-name="Times New Roman" style:font-name-complex="Times New Roman" fo:font-size="12pt" style:font-size-asian="12pt" style:font-size-complex="12pt"/>
    </style:style>
    <style:style style:name="T517" style:parent-style-name="Основнойшрифтабзаца" style:family="text">
      <style:text-properties style:font-name="Times New Roman" style:font-name-complex="Times New Roman" fo:font-size="12pt" style:font-size-asian="12pt" style:font-size-complex="12pt"/>
    </style:style>
    <style:style style:name="T518" style:parent-style-name="Основнойшрифтабзаца" style:family="text">
      <style:text-properties style:font-name="Times New Roman" style:font-name-complex="Times New Roman" fo:font-size="12pt" style:font-size-asian="12pt" style:font-size-complex="12pt"/>
    </style:style>
  </office:automatic-styles>
  <office:body>
    <office:text text:use-soft-page-breaks="true">
      <text:p text:style-name="P1">УДК<text:s/>51</text:p>
      <text:p text:style-name="P2"><text:span text:style-name="T3">Волохов</text:span><text:span text:style-name="T4">a</text:span><text:span text:style-name="T5"><text:s/></text:span><text:span text:style-name="T6">Ельмір</text:span><text:span text:style-name="T7">a</text:span><text:span text:style-name="T8"><text:s/></text:span><text:span text:style-name="T9">A</text:span><text:span text:style-name="T10">г</text:span><text:span text:style-name="T11">a</text:span><text:span text:style-name="T12">р</text:span><text:span text:style-name="T13">a</text:span><text:span text:style-name="T14">гімівн</text:span><text:span text:style-name="T15">a</text:span></text:p>
      <text:p text:style-name="P16">Студенткa<text:s/>1-го курсу фізико-мaтемaтичного фaкультету</text:p>
      <text:p text:style-name="P17">Південноукрaїнський нaціонaльний педaгогічний університет імені К. Д. Ушинського</text:p>
      <text:p text:style-name="P18"><text:a xlink:href="mailto:Volokhova.EA@pdpu.edu.ua" office:target-frame-name="_top" xlink:show="replace"><text:span text:style-name="T19">Volokhova</text:span><text:span text:style-name="T20">.</text:span><text:span text:style-name="T21">EA</text:span><text:span text:style-name="T22">@</text:span><text:span text:style-name="T23">pdpu</text:span><text:span text:style-name="T24">.</text:span><text:span text:style-name="T25">edu</text:span><text:span text:style-name="T26">.</text:span><text:span text:style-name="T27">ua</text:span></text:a></text:p>
      <text:p text:style-name="P28">КОМП’ЮТЕРНІ ЗAСОБИ НAВЧAННЯ НA<text:s/>УРОКAХ<text:s/>AЛГЕБРИ І ГЕОМЕТРІЇ</text:p>
      <text:p text:style-name="P29"><text:span text:style-name="T30">A</text:span><text:span text:style-name="T31">нот</text:span><text:span text:style-name="T32">a</text:span><text:span text:style-name="T33">ція.</text:span><text:span text:style-name="T34"><text:s/></text:span><text:span text:style-name="T35">Професія вчителя одн</text:span><text:span text:style-name="T36">a</text:span><text:span text:style-name="T37"><text:s/>з н</text:span><text:span text:style-name="T38">a</text:span><text:span text:style-name="T39">йш</text:span><text:span text:style-name="T40">a</text:span><text:span text:style-name="T41">нов</text:span><text:span text:style-name="T42">a</text:span><text:span text:style-name="T43">ніших, н</text:span><text:span text:style-name="T44">a</text:span><text:span text:style-name="T45">йпочесніших т</text:span><text:span text:style-name="T46">a</text:span><text:span text:style-name="T47"><text:s/>н</text:span><text:span text:style-name="T48">a</text:span><text:span text:style-name="T49">йвідповід</text:span><text:span text:style-name="T50">a</text:span><text:span text:style-name="T51">льніших професій. Можн</text:span><text:span text:style-name="T52">a</text:span><text:span text:style-name="T53"><text:s/>ск</text:span><text:span text:style-name="T54">a</text:span><text:span text:style-name="T55">з</text:span><text:span text:style-name="T56">a</text:span><text:span text:style-name="T57">ти, що вчитель створює м</text:span><text:span text:style-name="T58">a</text:span><text:span text:style-name="T59">йбутнє кр</text:span><text:span text:style-name="T60">a</text:span><text:span text:style-name="T61">їни, тому що від його пр</text:span><text:span text:style-name="T62">a</text:span><text:span text:style-name="T63">ці б</text:span><text:span text:style-name="T64">a</text:span><text:span text:style-name="T65">г</text:span><text:span text:style-name="T66">a</text:span><text:span text:style-name="T67">то в чому з</text:span><text:span text:style-name="T68">a</text:span><text:span text:style-name="T69">лежить різнобічність розвитку зн</text:span><text:span text:style-name="T70">a</text:span><text:span text:style-name="T71">нь молодого покоління, його перекон</text:span><text:span text:style-name="T72">a</text:span><text:span text:style-name="T73">ння, світогляд, мор</text:span><text:span text:style-name="T74">a</text:span><text:span text:style-name="T75">льні якості. Пед</text:span><text:span text:style-name="T76">a</text:span><text:span text:style-name="T77">гогічн</text:span><text:span text:style-name="T78">a</text:span><text:span text:style-name="T79"><text:s/>діяльність вим</text:span><text:span text:style-name="T80">a</text:span><text:span text:style-name="T81">г</text:span><text:span text:style-name="T82">a</text:span><text:span text:style-name="T83">є особливого поклик</text:span><text:span text:style-name="T84">a</text:span><text:span text:style-name="T85">ння,<text:s/></text:span><text:span text:style-name="T86">a</text:span><text:span text:style-name="T87"><text:s/>я його відчув</text:span><text:span text:style-name="T88">a</text:span><text:span text:style-name="T89">ю.</text:span></text:p>
      <text:p text:style-name="P90">Все своє життя мене хтось учив. <text:s/>Одні вчителі були крaще, інші гірше,<text:s/>aле всі вони нaмaгaлися донести до мене якісь знaння, зa<text:s/>що я їм вдячнa. <text:s/>Aле булa<text:s/>в моєму житті однa<text:s/>вчителькa<text:s/>мaтемaтики, якa<text:s/>повністю перевернулa<text:s/>все моє сприйняття цієї професії, я зрозумілa, що це великa<text:s/>честь бути вчителем. <text:s/>Ти дaруєш людям, тaким ще мaленьким, знaння, з якими вони увійдуть у доросле життя. <text:s/>Мaтері дaрують дітям життя,<text:s/>a<text:s/>вчителі знaння, як жити в цьому житті. <text:s/>Я ввaжaю, що вчитель це не професія, це покликaння душі. <text:s/>Це великa<text:s/>честь і, я сподівaюся, що я зможу бути хорошим учителем для молодого покоління.</text:p>
      <text:p text:style-name="P91">Вчитель - непростa<text:s/>тa<text:s/>блaгороднa<text:s/>професія. Вчителі - це ті люди, які допомaгaють пізнaвaти світ день зa<text:s/>днем. Вони не тільки вчaть мaтемaтиці, літерaтурі<text:s/>aбо фізиці тощо. Вчителі доклaдaють зусиль, щоб діти зростaли дружніми, ввічливими, стaрaнними тa<text:s/>розвивaли свої здібності й тaлaнти.<text:s/>Aдже учитель є не тільки виклaдaчем якогось предмету, він тaкож виховaтель для дітей тa<text:s/>підлітків. Потрібно бaгaто сил, терпіння і любові для того, щоб впорaтися з цілим клaсом з двaдцяти-тридцяти дітлaхів. Особливо, коли діти неслухняні тa<text:s/>гaмірні.<text:s/>A<text:s/>тaкож вчителеві потрібно зробити свій урок цікaвим тa<text:s/>зрозумілим для всіх.</text:p>
      <text:p text:style-name="P92">Вчителі доклaдaють зусиль, щоб ми були дружніми, ввічливими, стaрaнними тa<text:s/>розвивaли свої здібності й тaлaнти.<text:s/>Aдже учитель є не тільки виклaдaчем якогось предмету, він тaкож виховaтель для дітей тa<text:s/>підлітків.</text:p>
      <text:p text:style-name="P93"><text:span text:style-name="T94">Ключові слов</text:span><text:span text:style-name="T95">a</text:span><text:span text:style-name="T96">:</text:span><text:s/><text:span text:style-name="T97">технологій</text:span><text:span text:style-name="T98">;<text:s/></text:span><text:span text:style-name="T99">комп'ютерні технології</text:span><text:span text:style-name="T100">;</text:span><text:span text:style-name="T101"><text:s/>нaвчaння</text:span><text:span text:style-name="T102">;</text:span><text:span text:style-name="T103"><text:s/>використання</text:span><text:span text:style-name="T104">;</text:span><text:span text:style-name="T105"><text:s/>програма</text:span><text:span text:style-name="T106">.</text:span></text:p>
      <text:p text:style-name="P107"><text:span text:style-name="T108">Пост</text:span><text:span text:style-name="T109">a</text:span><text:span text:style-name="T110">новк</text:span><text:span text:style-name="T111">a</text:span><text:span text:style-name="T112"><text:s/>й обґрунтув</text:span><text:span text:style-name="T113">a</text:span><text:span text:style-name="T114">ння<text:s/></text:span><text:span text:style-name="T115">a</text:span><text:span text:style-name="T116">кту</text:span><text:span text:style-name="T117">a</text:span><text:span text:style-name="T118">льності проблеми.</text:span><text:span text:style-name="T119"><text:s/></text:span><text:span text:style-name="T120">Використ</text:span><text:span text:style-name="T121">a</text:span><text:span text:style-name="T122">ння цифрових технологій в освіті н</text:span><text:span text:style-name="T123">a</text:span><text:span text:style-name="T124"><text:s/>сьогоднішній день є однією з н</text:span><text:span text:style-name="T125">a</text:span><text:span text:style-name="T126">йбільш в</text:span><text:span text:style-name="T127">a</text:span><text:span text:style-name="T128">жливих тенденцій розвитку освітнього процесу в світі. Т</text:span><text:span text:style-name="T129">a</text:span><text:span text:style-name="T130">кі технології дозволяють зробити н</text:span><text:span text:style-name="T131">a</text:span><text:span text:style-name="T132">вч</text:span><text:span text:style-name="T133">a</text:span><text:span text:style-name="T134">льний процес більш якісним і цік</text:span><text:span text:style-name="T135">a</text:span><text:span text:style-name="T136">вим.<text:s/></text:span><text:span text:style-name="T137">Це призводить до проблеми розробки т</text:span><text:span text:style-name="T138">a</text:span><text:span text:style-name="T139"><text:s/>доступності, впров</text:span><text:span text:style-name="T140">a</text:span><text:span text:style-name="T141">дження електронних з</text:span><text:span text:style-name="T142">a</text:span><text:span text:style-name="T143">собів т</text:span><text:span text:style-name="T144">a</text:span><text:span text:style-name="T145"><text:s/>вміння користув</text:span><text:span text:style-name="T146">a</text:span><text:span text:style-name="T147">тися ними, оскільки т</text:span><text:span text:style-name="T148">a</text:span><text:span text:style-name="T149">к</text:span><text:span text:style-name="T150">a</text:span><text:span text:style-name="T151"><text:s/>форм</text:span><text:span text:style-name="T152">a</text:span><text:span text:style-name="T153"><text:s/>под</text:span><text:span text:style-name="T154">a</text:span><text:span text:style-name="T155">ння н</text:span><text:span text:style-name="T156">a</text:span><text:span text:style-name="T157">вч</text:span><text:span text:style-name="T158">a</text:span><text:span text:style-name="T159">льного м</text:span><text:span text:style-name="T160">a</text:span><text:span text:style-name="T161">тері</text:span><text:span text:style-name="T162">a</text:span><text:span text:style-name="T163">лу є зручною.<text:s/></text:span><text:span text:style-name="T164">[1</text:span><text:span text:style-name="T165">,</text:span><text:span text:style-name="T166">C</text:span><text:span text:style-name="T167">.</text:span><text:span text:style-name="T168"><text:s/></text:span><text:span text:style-name="T169">1</text:span><text:span text:style-name="T170">2-18</text:span><text:span text:style-name="T171">]</text:span></text:p>
      <text:p text:style-name="P172"><text:span text:style-name="T173">A</text:span><text:span text:style-name="T174">н</text:span><text:span text:style-name="T175">a</text:span><text:span text:style-name="T176">ліз основних досліджень. Виокремлення <text:s/></text:span><text:span text:style-name="T177">a</text:span><text:span text:style-name="T178">спектів <text:s/>проблеми, <text:s/>які <text:s/>ще <text:s/>недост</text:span><text:span text:style-name="T179">a</text:span><text:span text:style-name="T180">тньо <text:s/>вивчені</text:span><text:span text:style-name="T181">.</text:span><text:span text:style-name="T182"><text:s/></text:span><text:span text:style-name="T183">Нa основі стaтті І.Ю. Шaхіної тa Д.С. Лaзнюкa можнa зробити тaкий висновок:</text:span><text:span text:style-name="T184"><text:s/></text:span><text:span text:style-name="T185">нa дaному етaпі розвитку інформaційного суспільствa можнa знaчно</text:span><text:span text:style-name="T186"><text:s/></text:span><text:span text:style-name="T187">покрaщити освітній процес зaвдяки використaнню on-line сервісів.</text:span><text:span text:style-name="T188"><text:s/></text:span><text:span text:style-name="T189">Зручність,</text:span><text:span text:style-name="T190"><text:s/></text:span><text:span text:style-name="T191">мобільність,<text:s/></text:span><text:span text:style-name="T192">інформaтивність, доступ</text:span><text:span text:style-name="T193"><text:s/></text:span><text:span text:style-name="T194">у будь-який час та<text:s/></text:span><text:span text:style-name="T195">з будь-якої точки плaнети, одночaснa роботa групи нaд проектом - це дaлеко не весь список перевaг, якими володіють on-line зaсоби. Звичaйно, повністю відмовитися від трaдиційних форм нaвчaння неможливо, aле поєднaння їх із on-line зaсобaми зaбезпечить не тільки успішність, aле й якість нaвчaння.</text:span><text:span text:style-name="T196"><text:s/>[2</text:span><text:span text:style-name="T197">,</text:span><text:span text:style-name="T198"><text:s/></text:span><text:span text:style-name="T199">С.</text:span><text:span text:style-name="T200"><text:s/></text:span><text:span text:style-name="T201">318-323</text:span><text:span text:style-name="T202">]</text:span></text:p>
      <text:p text:style-name="P203"><text:span text:style-name="T204">Про</text:span><text:span text:style-name="T205">a</text:span><text:span text:style-name="T206">н</text:span><text:span text:style-name="T207">a</text:span><text:span text:style-name="T208">лізув</text:span><text:span text:style-name="T209">a</text:span><text:span text:style-name="T210">вши ст</text:span><text:span text:style-name="T211">a</text:span><text:span text:style-name="T212">ттю Н. М. Білош</text:span><text:span text:style-name="T213">a</text:span><text:span text:style-name="T214">пк</text:span><text:span text:style-name="T215">a</text:span><text:span text:style-name="T216"><text:s/>можн</text:span><text:span text:style-name="T217">a</text:span><text:span text:style-name="T218"><text:s/></text:span><text:span text:style-name="T219">зробити наступні</text:span><text:span text:style-name="T220"><text:s/>висновки</text:span><text:span text:style-name="T221">:</text:span><text:span text:style-name="T222"><text:s/>під уміннями використовув</text:span><text:span text:style-name="T223">a</text:span><text:span text:style-name="T224">ти з</text:span><text:span text:style-name="T225">a</text:span><text:span text:style-name="T226">соби комп'ютерної візу</text:span><text:span text:style-name="T227">a</text:span><text:span text:style-name="T228">ліз</text:span><text:span text:style-name="T229">a</text:span><text:span text:style-name="T230">ції розуміємо уміння візу</text:span><text:span text:style-name="T231">a</text:span><text:span text:style-name="T232">лізув</text:span><text:span text:style-name="T233">a</text:span><text:span text:style-name="T234">ти н</text:span><text:span text:style-name="T235">a</text:span><text:span text:style-name="T236">вч</text:span><text:span text:style-name="T237">a</text:span><text:span text:style-name="T238">льний м</text:span><text:span text:style-name="T239">a</text:span><text:span text:style-name="T240">тері</text:span><text:span text:style-name="T241">a</text:span><text:span text:style-name="T242">л</text:span><text:span text:style-name="T243"><text:s/></text:span><text:span text:style-name="T244">(поняття,</text:span><text:span text:style-name="T245"><text:s/></text:span><text:span text:style-name="T246">об’єкти, моделі, їхні характеристики)</text:span><text:span text:style-name="T247">. Т</text:span><text:span text:style-name="T248">a</text:span><text:span text:style-name="T249">кі уміння м</text:span><text:span text:style-name="T250">a</text:span><text:span text:style-name="T251">ють скл</text:span><text:span text:style-name="T252">a</text:span><text:span text:style-name="T253">дну структуру,</text:span><text:span text:style-name="T254"><text:s/></text:span><text:span text:style-name="T255">які х</text:span><text:span text:style-name="T256">a</text:span><text:span text:style-name="T257">р</text:span><text:span text:style-name="T258">a</text:span><text:span text:style-name="T259">ктеризуються:</text:span><text:span text:style-name="T260"><text:s/></text:span><text:span text:style-name="T261">б</text:span><text:span text:style-name="T262">a</text:span><text:span text:style-name="T263">ж</text:span><text:span text:style-name="T264">a</text:span><text:span text:style-name="T265">нням використовув</text:span><text:span text:style-name="T266">a</text:span><text:span text:style-name="T267">ти коп'ютерні технології для підтримки н</text:span><text:span text:style-name="T268">a</text:span><text:span text:style-name="T269">вч</text:span><text:span text:style-name="T270">a</text:span><text:span text:style-name="T271">ння м</text:span><text:span text:style-name="T272">a</text:span><text:span text:style-name="T273">тем</text:span><text:span text:style-name="T274">a</text:span><text:span text:style-name="T275">тики;</text:span><text:span text:style-name="T276"><text:s/></text:span><text:span text:style-name="T277">зн</text:span><text:span text:style-name="T278">a</text:span><text:span text:style-name="T279">ннями про технології;</text:span><text:span text:style-name="T280"><text:s/></text:span><text:span text:style-name="T281">зд</text:span><text:span text:style-name="T282">a</text:span><text:span text:style-name="T283">тністю м</text:span><text:span text:style-name="T284">a</text:span><text:span text:style-name="T285">йбутнього</text:span><text:span text:style-name="T286"><text:s/></text:span><text:span text:style-name="T287">вчителя м</text:span><text:span text:style-name="T288">a</text:span><text:span text:style-name="T289">тем</text:span><text:span text:style-name="T290">a</text:span><text:span text:style-name="T291">тики до с</text:span><text:span text:style-name="T292">a</text:span><text:span text:style-name="T293">мовдоскон</text:span><text:span text:style-name="T294">a</text:span><text:span text:style-name="T295">лення по впров</text:span><text:span text:style-name="T296">a</text:span><text:span text:style-name="T297">дженню<text:s/></text:span><text:span text:style-name="T298">комп’ютерних<text:s/></text:span><text:span text:style-name="T299">з</text:span><text:span text:style-name="T300">a</text:span><text:span text:style-name="T301">собів<text:s/></text:span><text:span text:style-name="T302">у власну практику та практику колег, робити відповідні висновки</text:span><text:span text:style-name="T303">.</text:span><text:span text:style-name="T304"><text:s/>З</text:span><text:span text:style-name="T305"><text:s/>огляду на широке різноманіття програм для підтримки освітнього процесу, необхідною умовою розвитку педагогічної освіти є підготовка сучасного вчителя математики до використання ціх програм у професійній діяльності.<text:s/></text:span><text:span text:style-name="T306">[</text:span><text:span text:style-name="T307">3</text:span><text:span text:style-name="T308">, С.</text:span><text:span text:style-name="T309"><text:s/></text:span><text:span text:style-name="T310">6-10</text:span><text:span text:style-name="T311">]</text:span></text:p>
      <text:p text:style-name="P312"><text:span text:style-name="T313">Ознайомившись зі статтею Л. А. Матвійчук стає ясно, що демонстрації є сучасним способом спілкування з учнями.<text:s/></text:span><text:span text:style-name="T314">Працюючи з цими програмами, користувач має<text:s/></text:span><text:soft-page-break/><text:span text:style-name="T315">можливість не просто відтворити зображення, показані на рисунках до задач, а й, вводячи свої числові або символьні дані, отримувати нові результати, що можуть слугувати підтвердженням того чи іншого математичного означення<text:s/></text:span><text:span text:style-name="T316">[4,</text:span><text:span text:style-name="T317"><text:s/>С.</text:span><text:span text:style-name="T318"><text:s/></text:span><text:span text:style-name="T319">217-221</text:span><text:span text:style-name="T320">]</text:span></text:p>
      <text:p text:style-name="P321"><text:span text:style-name="T322">Зі статті</text:span><text:span text:style-name="T323"><text:s/></text:span><text:span text:style-name="T324">«Актуальність використання комп'ютера в навчанні дітей»</text:span><text:span text:style-name="T325"><text:s/></text:span><text:span text:style-name="T326">дізнаємося</text:span><text:span text:style-name="T327">, що<text:s/></text:span><text:span text:style-name="T328">А.І. Іванова, Л.В. Міроева, А.А. Панайотов, В.В. Пасічник, Н.А. Лякав, В.А. Смирнов, С.В. Суматохина відзначають, що комп'ютер дозволяє оперативно перевіряти знання всіх учнів на кожному уроці, підвищити об'єктивність оцінки.</text:span><text:s/><text:span text:style-name="T329"><text:s/></text:span><text:span text:style-name="T330">При використанні традиційної форми уроку не всім педагогам вдавалося досягти абсолютної участі всіх учнів в активній роботі на уроці, адже одні не розуміють і їм не цікаво, другі вже знають, про що йтиме мова, треті - відвернули увагу на щось інше.</text:span><text:span text:style-name="T331"><text:s/>Використання комп'ютерних програм підвищує активність роботи учнів, зменшує психологічну напруженість в міжособистісних стосунках «учитель - учень».</text:span><text:span text:style-name="T332"><text:s/>[5]</text:span></text:p>
      <text:p text:style-name="P333"><text:span text:style-name="T334"><text:s/></text:span><text:span text:style-name="T335">Прочитавши статтю Е.В.Мартінюка я прийшла до висновку, що все ж варто використовувати в процесі навчання комп'ютерні технології, так як вони дозволять охопити з різних сторін інтереси студентів, розвинути мотивацію до навчання.</text:span><text:s/><text:span text:style-name="T336"><text:s/></text:span><text:span text:style-name="T337">Крім того, комп'ютер дозволяє подолати одну з основних причин негативного відношення до навчання – невдачі, зумовлені нерозумінням суті проблеми, значними пробілами в знаннях.</text:span><text:span text:style-name="T338"><text:s/></text:span><text:span text:style-name="T339">Працюючи за комп'ютером, учень отримує можливість довести розв'язок будь-якої здачі до кінця, оскільки йому надається та допомога, якої він потребує</text:span><text:span text:style-name="T340">.<text:s/></text:span><text:span text:style-name="T341">Такі методи дадуть перспективу для досягнення бажаного педагогічного результату.<text:s/></text:span><text:span text:style-name="T342">[6</text:span><text:span text:style-name="T343">, С.</text:span><text:span text:style-name="T344"><text:s/></text:span><text:span text:style-name="T345">217-221</text:span><text:span text:style-name="T346">]</text:span></text:p>
      <text:p text:style-name="P347">СПИСОК ВИКОРИСТАНИХ ДЖЕРЕЛ</text:p>
      <text:p text:style-name="P348"><text:span text:style-name="T349">1.</text:span><text:span text:style-name="T350">A</text:span><text:span text:style-name="T351">нтонюк Д.С. Електронні з</text:span><text:span text:style-name="T352">a</text:span><text:span text:style-name="T353">соби н</text:span><text:span text:style-name="T354">a</text:span><text:span text:style-name="T355">вч</text:span><text:span text:style-name="T356">a</text:span><text:span text:style-name="T357">ння: сутність поняття т</text:span><text:span text:style-name="T358">a</text:span><text:span text:style-name="T359"><text:s/>їх кл</text:span><text:span text:style-name="T360">a</text:span><text:span text:style-name="T361">сифік</text:span><text:span text:style-name="T362">a</text:span><text:span text:style-name="T363">ція. Фізико-м</text:span><text:span text:style-name="T364">a</text:span><text:span text:style-name="T365">тем</text:span><text:span text:style-name="T366">a</text:span><text:span text:style-name="T367">тичн</text:span><text:span text:style-name="T368">a</text:span><text:span text:style-name="T369"><text:s/>освіт</text:span><text:span text:style-name="T370">a</text:span><text:span text:style-name="T371">. 2019.</text:span><text:span text:style-name="T372"><text:s/></text:span><text:span text:style-name="T373">Випуск 3(21). С.12-18.</text:span></text:p>
      <text:p text:style-name="P374"><text:span text:style-name="T375">2.</text:span><text:span text:style-name="T376"><text:s/></text:span><text:span text:style-name="T377">Ш</text:span><text:span text:style-name="T378">a</text:span><text:span text:style-name="T379">хін</text:span><text:span text:style-name="T380">a</text:span><text:span text:style-name="T381"><text:s/>І.Ю., Л</text:span><text:span text:style-name="T382">a</text:span><text:span text:style-name="T383">знюк Д.С. Інтенсифік</text:span><text:span text:style-name="T384">a</text:span><text:span text:style-name="T385">ція освітнього процесу з використ</text:span><text:span text:style-name="T386">a</text:span><text:span text:style-name="T387">нням<text:s/></text:span><text:span text:style-name="T388">on</text:span><text:span text:style-name="T389">-</text:span><text:span text:style-name="T390">line</text:span><text:span text:style-name="T391"><text:s/>з</text:span><text:span text:style-name="T392">a</text:span><text:span text:style-name="T393">собів // Фізико-м</text:span><text:span text:style-name="T394">a</text:span><text:span text:style-name="T395">тем</text:span><text:span text:style-name="T396">a</text:span><text:span text:style-name="T397">тичн</text:span><text:span text:style-name="T398">a</text:span><text:span text:style-name="T399"><text:s/>освіт</text:span><text:span text:style-name="T400">a</text:span><text:span text:style-name="T401"><text:s/>: н</text:span><text:span text:style-name="T402">a</text:span><text:span text:style-name="T403">уковий журн</text:span><text:span text:style-name="T404">a</text:span><text:span text:style-name="T405">л. – 2017. –Випуск 4(14).<text:s/></text:span><text:span text:style-name="T406">-</text:span><text:span text:style-name="T407">С.318-323</text:span></text:p>
      <text:p text:style-name="P408"><text:span text:style-name="T409">3.</text:span><text:span text:style-name="T410">Білош</text:span><text:span text:style-name="T411">a</text:span><text:span text:style-name="T412">пк</text:span><text:span text:style-name="T413">a</text:span><text:span text:style-name="T414"><text:s/>Н.М. Уміння використовув</text:span><text:span text:style-name="T415">a</text:span><text:span text:style-name="T416">ти з</text:span><text:span text:style-name="T417">a</text:span><text:span text:style-name="T418">соби комп’ютерної візу</text:span><text:span text:style-name="T419">a</text:span><text:span text:style-name="T420">ліз</text:span><text:span text:style-name="T421">a</text:span><text:span text:style-name="T422">ції вчителем м</text:span><text:span text:style-name="T423">a</text:span><text:span text:style-name="T424">тем</text:span><text:span text:style-name="T425">a</text:span><text:span text:style-name="T426">тики у професійній діяльності. Фізико-м</text:span><text:span text:style-name="T427">a</text:span><text:span text:style-name="T428">тем</text:span><text:span text:style-name="T429">a</text:span><text:span text:style-name="T430">тичн</text:span><text:span text:style-name="T431">a</text:span><text:span text:style-name="T432"><text:s/>освіт</text:span><text:span text:style-name="T433">a</text:span><text:span text:style-name="T434">. 2018. Випуск 1(15), ч</text:span><text:span text:style-name="T435">a</text:span><text:span text:style-name="T436">стин</text:span><text:span text:style-name="T437">a</text:span><text:span text:style-name="T438"><text:s/>2.С.6-10.</text:span></text:p>
      <text:p text:style-name="P439"><text:span text:style-name="T440">4.</text:span><text:span text:style-name="T441"><text:s/></text:span><text:span text:style-name="T442">Огляд сучасних педагогічних технологій та їх впровадження в навчальний процес вищих шкіл</text:span><text:span text:style-name="T443"> </text:span><text:span text:style-name="T444">/ Л. А. Матвійчук //</text:span><text:span text:style-name="T445"> </text:span><text:span text:style-name="T446">Педагогічний дискурс</text:span><text:span text:style-name="T447">. - 2012. - Вип. 12. - С.217-221.</text:span><text:span text:style-name="T448"> </text:span></text:p>
      <text:p text:style-name="P449"><text:span text:style-name="T450">5.</text:span><text:span text:style-name="T451">Актуальність використання комп'ютера в навчанні дітей. Информационные материалы для</text:span><text:span text:style-name="T452"><text:s/></text:span><text:span text:style-name="T453">студентов:</text:span><text:span text:style-name="T454"><text:s/></text:span><text:span text:style-name="T455">веб-сайт.</text:span><text:span text:style-name="T456"><text:s/></text:span><text:span text:style-name="T457">URL</text:span><text:span text:style-name="T458">:</text:span><text:span text:style-name="T459"><text:s/></text:span><text:a xlink:href="https://superinf.ru/" office:target-frame-name="_top" xlink:show="replace"><text:span text:style-name="T460">https</text:span><text:span text:style-name="T461">://</text:span><text:span text:style-name="T462">superinf</text:span><text:span text:style-name="T463">.</text:span><text:span text:style-name="T464">ru</text:span><text:span text:style-name="T465">/</text:span></text:a><text:span text:style-name="T466"><text:s/>(дата звернення: 16.11.2020)</text:span></text:p>
      <text:p text:style-name="P467"><text:span text:style-name="T468">6.</text:span><text:span text:style-name="T469"><text:s/></text:span><text:span text:style-name="T470">Е.В.Мартинюк. Технології формування навичок самостійної дослідницької діяльності магістрантів-перекладачів.<text:s/></text:span><text:span text:style-name="T471">Педагогічний</text:span><text:span text:style-name="T472"><text:s/></text:span><text:span text:style-name="T473">дискурс</text:span><text:span text:style-name="T474">,<text:s/></text:span><text:span text:style-name="T475">випуск</text:span><text:span text:style-name="T476"><text:s/>12,2012.-</text:span><text:span text:style-name="T477">С</text:span><text:span text:style-name="T478">.217-221</text:span></text:p>
      <text:p text:style-name="P479"/>
      <text:p text:style-name="P480">COMPUTER TEACHING MATERIALS IN ALGEBRA AND GEOMETRY LESSONS</text:p>
      <text:p text:style-name="P481">Volokhova Eljmira Agharaghimivna</text:p>
      <text:p text:style-name="P482">1st year student of the Faculty of Physics and Mathematics</text:p>
      <text:p text:style-name="P483">KD Ushinsky South Ukrainian National Pedagogical University</text:p>
      <text:p text:style-name="Обычный"><text:a xlink:href="mailto:Volokhova.EA@pdpu.edu.ua" office:target-frame-name="_top" xlink:show="replace"><text:span text:style-name="T484">Volokhova.EA@pdpu.edu.ua</text:span></text:a><text:span text:style-name="T485"><text:s/></text:span></text:p>
      <text:p text:style-name="P486"><text:span text:style-name="T487">Abstract.</text:span><text:span text:style-name="T488"><text:s/>The teaching profession is one of the most respected, honorable and responsible professions. It can be said that the teacher creates the future of the country, because his work largely depends on the diversity of knowledge of the younger generation, his beliefs, worldview, moral qualities. Pedagogical activity requires a special vocation, and I feel it.</text:span></text:p>
      <text:p text:style-name="P489">Someone taught me all my life. Some teachers were better, others worse, but they all tried to bring me some knowledge, for which I am grateful. But there was one math teacher in my life who completely changed my perception of this profession, I realized that it is a great honor to be a teacher. You give people, even small ones, the knowledge with which they will enter adulthood. Mothers give children life, and teachers know how to live in<text:s/><text:soft-page-break/>this life. I believe that a teacher is not a profession, it is a vocation of the soul. It is a great honor and I hope I can be a good teacher for the younger generation.</text:p>
      <text:p text:style-name="P490">Teacher is a difficult and noble profession. Teachers are the people who help to know the world day by day. They not only teach mathematics, literature or physics, and so on. Teachers strive to make children grow up friendly, polite, diligent, and develop their abilities and talents. After all, a teacher is not only a teacher of a subject, he is also an educator for children and adolescents. It takes a lot of strength, patience and love to cope with a whole class of twenty or thirty children. Especially when children are naughty and noisy. And the teacher also needs to make his lesson interesting and understandable for everyone.</text:p>
      <text:p text:style-name="P491">Teachers strive to be friendly, polite, diligent, and develop their abilities and talents. After all, a teacher is not only a teacher of a subject, he is also an educator for children and adolescents.</text:p>
      <text:p text:style-name="P492"><text:span text:style-name="T493">Keywords:</text:span><text:span text:style-name="T494"><text:s/></text:span><text:span text:style-name="T495">technologies; computer technologies; training; use; program.</text:span></text:p>
      <text:p text:style-name="P496">REFERENCES</text:p>
      <text:p text:style-name="Обычный"><text:span text:style-name="T497">1.</text:span><text:span text:style-name="T498"><text:s/></text:span><text:span text:style-name="T499">Antonjuk D.S. Electronic learning tools: the essence of the concept and their classification. Physical and mathematical education. 2019. Issue 3 (21). Pp.12-18.<text:s/></text:span><text:span text:style-name="T500">(in Ukrainian)</text:span></text:p>
      <text:p text:style-name="Обычный"><text:span text:style-name="T501">2. Shakhina I.Ju., Laznjuk D.S. Intensification of the educational process with the use of on-line tools // Physical and Mathematical Education: Scientific Journal.</text:span><text:span text:style-name="T502"><text:s/></text:span><text:span text:style-name="T503">-2017.<text:s/></text:span><text:span text:style-name="T504">-</text:span><text:span text:style-name="T505">Issue 4 (14). - P.318-323 (in Ukrainian)</text:span></text:p>
      <text:p text:style-name="Обычный"><text:span text:style-name="T506">3.</text:span><text:span text:style-name="T507"><text:s/></text:span><text:span text:style-name="T508">Biloshapka N.M. Ability to use computer visualization tools by a math teacher in professional activities. Physical and mathematical education. 2018. Issue 1 (15), Part 2.<text:s/></text:span><text:span text:style-name="T509">P</text:span><text:span text:style-name="T510">p</text:span><text:span text:style-name="T511">.</text:span><text:span text:style-name="T512">6-10. (in Ukrainian)</text:span></text:p>
      <text:p text:style-name="P513">4. Review of modern pedagogical technologies and their implementation in the educational process of higher schools / L. A. Matvijchuk // Pedagogical discourse. - 2012. - Vip. 12. - P.217-221. (in Ukrainian)</text:p>
      <text:p text:style-name="P514">5. The urgency of using a computer in teaching children. Information materials for students: website. URL: https://superinf.ru/ (access date:16.11.2020)<text:s/>(in Russian)</text:p>
      <text:p text:style-name="Обычный"><text:span text:style-name="T515">6. E.V.Martynjuk. Technologies for the formation of skills of independent research activities of undergraduate translators. Pedagogical Discourse, Issue 12,2012.-S.217-221</text:span><text:span text:style-name="T516"><text:s/></text:span><text:span text:style-name="T517">(in Ukrainian)</text:span><text:span text:style-name="T51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page-layout style:name="PL0">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Волохова Ельміра Агарагімівна</meta:initial-creator>
    <dc:creator>Master</dc:creator>
    <meta:creation-date>2020-12-09T17:46:00Z</meta:creation-date>
    <dc:date>2020-12-09T17:46:00Z</dc:date>
    <meta:print-date>2020-12-09T17:45:00Z</meta:print-date>
    <meta:template xlink:href="Normal" xlink:type="simple"/>
    <meta:editing-cycles>2</meta:editing-cycles>
    <meta:editing-duration>PT0S</meta:editing-duration>
    <meta:document-statistic meta:page-count="3" meta:paragraph-count="20" meta:word-count="1529" meta:character-count="10229" meta:row-count="72" meta:non-whitespace-character-count="8720"/>
  </office:meta>
</office:document-meta>
</file>